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4.9972in" svg:y="1.5374in">
            <draw:object draw:notify-on-update-of-ranges="Sheet1.C13:Sheet1.C18 Sheet1.D13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49in" svg:x="5.235in" svg:y="5.5736in">
            <draw:object draw:notify-on-update-of-ranges="Sheet1.C33:Sheet1.C36 Sheet1.D33:Sheet1.D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tire circum</text:p>
          </table:table-cell>
          <table:table-cell office:value-type="float" office:value="0.371" calcext:value-type="float">
            <text:p>0.37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WM Drive Mo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nd measu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table:number-columns-repeated="2"/>
          <table:table-cell table:style-name="ce1" table:formula="of:=60/6.8/[.B8]" office:value-type="float" office:value="23.7830981449183" calcext:value-type="float">
            <text:p>23.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" table:formula="of:=60/3.3/[.B8]" office:value-type="float" office:value="49.0075961774075" calcext:value-type="float">
            <text:p>49.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ce1" table:formula="of:=60/2.4/[.B8]" office:value-type="float" office:value="67.3854447439353" calcext:value-type="float">
            <text:p>67.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1" table:formula="of:=60/2/[.B8]" office:value-type="float" office:value="80.8625336927224" calcext:value-type="float">
            <text:p>80.8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table:style-name="ce1" table:formula="of:=60/1.5/[.B8]" office:value-type="float" office:value="107.816711590296" calcext:value-type="float">
            <text:p>107.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" table:formula="of:=60/1.3/[.B8]" office:value-type="float" office:value="124.403897988804" calcext:value-type="float">
            <text:p>124.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rve fit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 68.02266 + 0.4708083*[.C13] + 0.0002057336*[.C13]^2" office:value-type="float" office:value="79.3363102869948" calcext:value-type="float">
            <text:p>79.3363102869948</text:p>
          </table:table-cell>
        </table:table-row>
        <table:table-row table:style-name="ro1">
          <table:table-cell table:number-columns-repeated="3"/>
          <table:table-cell table:formula="of:= 68.02266 + 0.4708083*[.C14] + 0.0002057336*[.C14]^2" office:value-type="float" office:value="91.5899625821575" calcext:value-type="float">
            <text:p>91.5899625821575</text:p>
          </table:table-cell>
        </table:table-row>
        <table:table-row table:style-name="ro1">
          <table:table-cell table:number-columns-repeated="3"/>
          <table:table-cell table:formula="of:= 68.02266 + 0.4708083*[.C15] + 0.0002057336*[.C15]^2" office:value-type="float" office:value="100.682481437653" calcext:value-type="float">
            <text:p>100.682481437653</text:p>
          </table:table-cell>
        </table:table-row>
        <table:table-row table:style-name="ro1">
          <table:table-cell table:number-columns-repeated="3"/>
          <table:table-cell table:formula="of:= 68.02266 + 0.4708083*[.C16] + 0.0002057336*[.C16]^2" office:value-type="float" office:value="107.438652465908" calcext:value-type="float">
            <text:p>107.438652465908</text:p>
          </table:table-cell>
        </table:table-row>
        <table:table-row table:style-name="ro1">
          <table:table-cell table:number-columns-repeated="3"/>
          <table:table-cell table:formula="of:= 68.02266 + 0.4708083*[.C17] + 0.0002057336*[.C17]^2" office:value-type="float" office:value="121.175201263141" calcext:value-type="float">
            <text:p>121.175201263141</text:p>
          </table:table-cell>
        </table:table-row>
        <table:table-row table:style-name="ro1">
          <table:table-cell table:number-columns-repeated="3"/>
          <table:table-cell table:formula="of:= 68.02266 + 0.4708083*[.C18] + 0.0002057336*[.C18]^2" office:value-type="float" office:value="129.777048777185" calcext:value-type="float">
            <text:p>129.77704877718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ckwards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-60/9/[.B8]" office:value-type="float" office:value="-17.9694519317161" calcext:value-type="float">
            <text:p>-17.9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number-columns-repeated="2"/>
          <table:table-cell table:style-name="ce1" table:formula="of:=-60/4.5/[.B8]" office:value-type="float" office:value="-35.9389038634322" calcext:value-type="float">
            <text:p>-35.94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number-columns-repeated="2"/>
          <table:table-cell table:style-name="ce1" table:formula="of:=-60/2.7/[.B8]" office:value-type="float" office:value="-59.8981731057203" calcext:value-type="float">
            <text:p>-59.9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number-columns-repeated="2"/>
          <table:table-cell table:style-name="ce1" table:formula="of:=-60/1.8/[.B8]" office:value-type="float" office:value="-89.8472596585804" calcext:value-type="float">
            <text:p>-89.8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 -59.18312 + 0.6483976*[.C33] + 0.002168269*[.C33]^2" office:value-type="float" office:value="-70.134332837906" calcext:value-type="float">
            <text:p>-70.134332837906</text:p>
          </table:table-cell>
        </table:table-row>
        <table:table-row table:style-name="ro1">
          <table:table-cell table:number-columns-repeated="3"/>
          <table:table-cell table:formula="of:= -59.18312 + 0.6483976*[.C34] + 0.002168269*[.C34]^2" office:value-type="float" office:value="-79.6852723399439" calcext:value-type="float">
            <text:p>-79.6852723399439</text:p>
          </table:table-cell>
        </table:table-row>
        <table:table-row table:style-name="ro1">
          <table:table-cell table:number-columns-repeated="3"/>
          <table:table-cell table:formula="of:= -59.18312 + 0.6483976*[.C35] + 0.002168269*[.C35]^2" office:value-type="float" office:value="-90.2416553757552" calcext:value-type="float">
            <text:p>-90.2416553757552</text:p>
          </table:table-cell>
        </table:table-row>
        <table:table-row table:style-name="ro1">
          <table:table-cell table:number-columns-repeated="3"/>
          <table:table-cell table:formula="of:= -59.18312 + 0.6483976*[.C36] + 0.002168269*[.C36]^2" office:value-type="float" office:value="-99.936450830849" calcext:value-type="float">
            <text:p>-99.936450830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6:01:19.972764174</meta:creation-date>
    <dc:date>2024-04-17T17:22:43.587918224</dc:date>
    <meta:editing-duration>PT12H26M26S</meta:editing-duration>
    <meta:editing-cycles>6</meta:editing-cycles>
    <meta:generator>LibreOffice/7.3.7.2$Linux_X86_64 LibreOffice_project/30$Build-2</meta:generator>
    <meta:document-statistic meta:table-count="1" meta:cell-count="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C13:Sheet1.D18" svg:x="0.319cm" svg:y="0.18cm" svg:width="12.508cm" svg:height="8.645cm">
          <chart:coordinate-region svg:x="1.126cm" svg:y="0.38cm" svg:width="11.18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:Sheet1.D18" chart:class="chart:scatter">
            <chart:domain table:cell-range-address="Sheet1.C13:Sheet1.C1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7830981449183">
                <text:p>23.7830981449183</text:p>
                <draw:g>
                  <svg:desc>Sheet1.C13:Sheet1.C18</svg:desc>
                </draw:g>
              </table:table-cell>
              <table:table-cell office:value-type="float" office:value="80">
                <text:p>80</text:p>
                <draw:g>
                  <svg:desc>Sheet1.D13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0075961774075">
                <text:p>49.00759617740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3854447439353">
                <text:p>67.3854447439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8625336927224">
                <text:p>80.86253369272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816711590296">
                <text:p>107.8167115902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.403897988804">
                <text:p>124.403897988804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3.171cm" svg:y="4.203cm" style:legend-expansion="high" chart:style-name="ch2"/>
        <chart:plot-area chart:style-name="ch3" table:cell-range-address="Sheet1.C33:Sheet1.D36" svg:x="0.32cm" svg:y="0.18cm" svg:width="12.531cm" svg:height="8.645cm">
          <chart:coordinate-region svg:x="0.889cm" svg:y="0.379cm" svg:width="11.484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3:Sheet1.D36" chart:class="chart:scatter">
            <chart:domain table:cell-range-address="Sheet1.C33:Sheet1.C36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.9694519317161">
                <text:p>-17.9694519317161</text:p>
                <draw:g>
                  <svg:desc>Sheet1.C33:Sheet1.C36</svg:desc>
                </draw:g>
              </table:table-cell>
              <table:table-cell office:value-type="float" office:value="-70">
                <text:p>-70</text:p>
                <draw:g>
                  <svg:desc>Sheet1.D33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.9389038634322">
                <text:p>-35.938903863432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9.8981731057203">
                <text:p>-59.898173105720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9.8472596585804">
                <text:p>-89.8472596585804</text:p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